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799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2.779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37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fo:line-height="100%" fo:orphans="0" fo:widows="0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0" style:family="paragraph" style:parent-style-name="Standard">
      <style:paragraph-properties fo:margin-top="0cm" fo:margin-bottom="0cm" fo:line-height="100%" fo:orphans="0" fo:widows="0" fo:break-before="column" style:text-autospace="none"/>
      <style:text-properties fo:font-size="7pt" style:font-size-asian="7pt" style:font-size-complex="7pt"/>
    </style:style>
    <style:style style:name="P21" style:family="paragraph" style:parent-style-name="Table_20_Contents">
      <style:paragraph-properties fo:margin-top="0cm" fo:margin-bottom="0cm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2pt" style:font-size-asian="1.75pt" style:font-size-complex="2pt"/>
    </style:style>
    <style:style style:name="P29" style:family="paragraph" style:parent-style-name="Text_20_body">
      <style:text-properties fo:font-size="3pt" style:font-size-asian="2.59999990463257pt" style:font-size-complex="3pt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cm" fo:margin-right="0.101cm" fo:margin-top="0cm" fo:margin-bottom="0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2" style:family="paragraph" style:parent-style-name="Table_20_Contents">
      <style:paragraph-properties fo:margin-left="0cm" fo:margin-right="0.101cm" fo:margin-top="0cm" fo:margin-bottom="0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3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35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21f1f" style:text-position="-5% 100%" fo:letter-spacing="-0.007cm" fo:font-style="normal" style:font-style-asian="normal" style:font-style-complex="normal"/>
    </style:style>
    <style:style style:name="T4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8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1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8" style:family="text">
      <style:text-properties fo:color="#221f1f" style:font-name="Lucida Sans" style:font-name-complex="Lucida Sans"/>
    </style:style>
    <style:style style:name="T19" style:family="text">
      <style:text-properties fo:color="#221f1f" style:font-name="Lucida Sans" fo:letter-spacing="-0.012cm" style:font-name-complex="Lucida Sans"/>
    </style:style>
    <style:style style:name="T20" style:family="text">
      <style:text-properties fo:color="#221f1f" style:font-name="Lucida Sans" fo:letter-spacing="-0.009cm" style:font-name-complex="Lucida Sans"/>
    </style:style>
    <style:style style:name="T21" style:family="text">
      <style:text-properties fo:color="#221f1f" fo:letter-spacing="-0.007cm" fo:font-style="normal" style:font-style-asian="normal" style:font-style-complex="normal"/>
    </style:style>
    <style:style style:name="T22" style:family="text">
      <style:text-properties style:use-window-font-color="true"/>
    </style:style>
    <style:style style:name="T23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P29"/>
      <text:p text:style-name="P28"/>
      <text:p text:style-name="P28"/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0"><text:s/></text:span><text:span text:style-name="T23"><text:text-input text:description="&lt;choose&gt;">ch</text:text-input></text:span><text:span text:style-name="T23"><text:text-input text:description="&lt;when test=&quot;o.type=='payment'&quot;&gt;">wP</text:text-input></text:span><text:span text:style-name="T23">Proveedor</text:span><text:span text:style-name="T23"><text:text-input text:description="&lt;/when&gt;">/w</text:text-input></text:span><text:span text:style-name="T23"><text:text-input text:description="&lt;when test=&quot;o.type=='receipt'&quot;&gt;">wR</text:text-input></text:span><text:span text:style-name="T23">Cliente</text:span><text:span text:style-name="T23"><text:text-input text:description="&lt;/when&gt;">/w</text:text-input></text:span><text:span text:style-name="T23"><text:text-input text:description="&lt;/choose&gt;">/ch</text:text-input></text:span><text:span text:style-name="T18">:</text:span><text:span text:style-name="T19"> </text:span><text:span text:style-name="T7"><text:placeholder text:placeholder-type="text">&lt;o.partner_id.commercial_partner_id.name&gt;</text:placeholder></text:span></text:p>
            <text:p text:style-name="P1"><text:span text:style-name="T2">Dirección</text:span><text:span text:style-name="T14">: </text:span><text:span text:style-name="T15"><text:placeholder text:placeholder-type="text">&lt;partner_address(o.partner_id.commercial_partner_id)&gt;</text:placeholder></text:span></text:p>
            <text:p text:style-name="P3"><text:span text:style-name="T17">Cond IVA</text:span><text:span text:style-name="T18">:</text:span><text:span text:style-name="T19"> </text:span><text:span text:style-name="T7"><text:placeholder text:placeholder-type="text">&lt;o.partner_id.commercial_partner_id.responsability_id.name&gt;</text:placeholder></text:span></text:p>
            <text:p text:style-name="P4"><text:span text:style-name="T2">CUIT</text:span><text:span text:style-name="T12">:</text:span><text:span text:style-name="T13"> </text:span><text:span text:style-name="T13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0"><text:span text:style-name="T17">Teléfono</text:span><text:span text:style-name="T18">:</text:span><text:span text:style-name="T19"> </text:span><text:span text:style-name="T7"><text:placeholder text:placeholder-type="text">&lt;o.partner_id.commercial_partner_id.phone&gt;</text:placeholder></text:span></text:p>
            <text:p text:style-name="P19"/>
            <text:p text:style-name="P18"><text:span text:style-name="T17">Mail</text:span><text:span text:style-name="T18">:</text:span><text:span text:style-name="T19"> </text:span><text:span text:style-name="T7"><text:placeholder text:placeholder-type="text">&lt;o.partner_id.commercial_partner_id.email&gt;</text:placeholder></text:span></text:p>
            <text:p text:style-name="P14"><text:span text:style-name="T8"><text:placeholder text:placeholder-type="text">&lt;if test="o.partner_id.parent_id"&gt;</text:placeholder></text:span><text:span text:style-name="T9">Enviar a</text:span><text:span text:style-name="T7">: </text:span><text:span text:style-name="T7"><text:placeholder text:placeholder-type="text">&lt;o.partner_id.name&gt;</text:placeholder></text:span><text:span text:style-name="T7"> - </text:span><text:span text:style-name="T10"><text:placeholder text:placeholder-type="text">&lt;partner_address(o.partner_id)&gt;</text:placeholder></text:span><text:span text:style-name="T7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0"><text:span text:style-name="Fuente_20_de_20_párrafo_20_predeter."><text:span text:style-name="T1">Comprobante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0"/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0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5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5"><text:text-input text:description="&lt;line[0].document_number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D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5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A cuenta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5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5"/>
                    </table:table-cell>
                  </table:table-row>
                </table:table-header-rows>
              </table:table>
              <text:p text:style-name="P35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6"/>
                  </table:table-cell>
                  <table:covered-table-cell/>
                  <table:table-cell table:style-name="Tabla8.C1" office:value-type="string">
                    <text:p text:style-name="P31">Total</text:p>
                  </table:table-cell>
                  <table:table-cell table:style-name="Tabla8.C1" table:number-columns-spanned="3" office:value-type="string">
                    <text:p text:style-name="P21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rows-spanned="3" table:number-columns-spanned="2" office:value-type="string">
                    <text:p text:style-name="P33">Cheque</text:p>
                    <text:p text:style-name="P34">Depósito / Transferencia</text:p>
                    <text:p text:style-name="P33">Efectivo</text:p>
                  </table:table-cell>
                  <table:covered-table-cell/>
                  <table:table-cell table:style-name="Tabla8.C1" table:number-rows-spanned="3" office:value-type="string">
                    <text:p text:style-name="P23"><text:text-input text:description="&lt;formatLang(o.check_amount)&gt;">9.999,50</text:text-input></text:p>
                    <text:p text:style-name="P23"><text:text-input text:description="&lt;formatLang(o.bank_amount)&gt;">9.999,50</text:text-input></text:p>
                    <text:p text:style-name="P23"/>
                    <text:p text:style-name="P27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2">
                  <table:table-cell table:style-name="Tabla8.A1" office:value-type="string">
                    <text:p text:style-name="P26"/>
                  </table:table-cell>
                  <table:table-cell table:style-name="Tabla8.A1" table:number-rows-spanned="3" table:number-columns-spanned="5" office:value-type="string">
                    <text:p text:style-name="P7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3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4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4" table:number-columns-spanned="2" office:value-type="string">
                    <text:p text:style-name="P32">TOTAL</text:p>
                  </table:table-cell>
                  <table:covered-table-cell/>
                  <table:table-cell table:style-name="Tabla8.H4" office:value-type="string">
                    <text:p text:style-name="P21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2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4"><text:span text:style-name="Fuente_20_de_20_párrafo_20_predeter."><text:span text:style-name="T16"/></text:span></text:p>
                  </table:table-cell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columns-spanned="7" office:value-type="string">
                    <text:p text:style-name="P25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6">: </text:span></text:span><text:span text:style-name="Fuente_20_de_20_párrafo_20_predeter."><text:span text:style-name="T16"><text:text-input text:description="&lt;number_to_string(o.total_amount)&gt;">veinte pesos</text:text-input></text:span></text:span><text:span text:style-name="Fuente_20_de_20_párrafo_20_predeter."><text:span text:style-name="T16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4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8"><text:span text:style-name="T21">OBSERVACIONES</text:span>: <text:span text:style-name="T11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4" table:number-columns-spanned="3" office:value-type="string">
                    <text:p text:style-name="P11"><text:s text:c="29"/></text:p>
                    <text:p text:style-name="P10"><text:span text:style-name="Fuente_20_de_20_párrafo_20_predeter."><text:span text:style-name="T3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2"><text:span text:style-name="Fuente_20_de_20_párrafo_20_predeter."><text:span text:style-name="T22"><text:s text:c="14"/>____ <text:s text:c="8"/></text:span></text:span></text:p>
                    <text:p text:style-name="P13"><text:span text:style-name="Fuente_20_de_20_párrafo_20_predeter."><text:span text:style-name="T6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Standard"/>
            </table:table-cell>
          </table:table-row>
        </table:table-header-rows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0"><text:s/></text:span><text:span text:style-name="T23"><text:text-input text:description="&lt;choose&gt;">ch</text:text-input></text:span><text:span text:style-name="T23"><text:text-input text:description="&lt;when test=&quot;o.type=='payment'&quot;&gt;">wP</text:text-input></text:span><text:span text:style-name="T23">Proveedor</text:span><text:span text:style-name="T23"><text:text-input text:description="&lt;/when&gt;">/w</text:text-input></text:span><text:span text:style-name="T23"><text:text-input text:description="&lt;when test=&quot;o.type=='receipt'&quot;&gt;">wR</text:text-input></text:span><text:span text:style-name="T23">Cliente</text:span><text:span text:style-name="T23"><text:text-input text:description="&lt;/when&gt;">/w</text:text-input></text:span><text:span text:style-name="T23"><text:text-input text:description="&lt;/choose&gt;">/ch</text:text-input></text:span><text:span text:style-name="T18">:</text:span><text:span text:style-name="T19"> </text:span><text:span text:style-name="T7"><text:placeholder text:placeholder-type="text">&lt;o.partner_id.commercial_partner_id.name&gt;</text:placeholder></text:span></text:p>
            <text:p text:style-name="P1"><text:span text:style-name="T2">Dirección</text:span><text:span text:style-name="T14">: </text:span><text:span text:style-name="T15"><text:placeholder text:placeholder-type="text">&lt;partner_address(o.partner_id.commercial_partner_id)&gt;</text:placeholder></text:span></text:p>
            <text:p text:style-name="P3"><text:span text:style-name="T17">Cond IVA</text:span><text:span text:style-name="T18">:</text:span><text:span text:style-name="T19"> </text:span><text:span text:style-name="T7"><text:placeholder text:placeholder-type="text">&lt;o.partner_id.commercial_partner_id.responsability_id.name&gt;</text:placeholder></text:span></text:p>
            <text:p text:style-name="P4"><text:span text:style-name="T2">CUIT</text:span><text:span text:style-name="T12">:</text:span><text:span text:style-name="T13"> </text:span><text:span text:style-name="T13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0"><text:span text:style-name="T17">Teléfono</text:span><text:span text:style-name="T18">:</text:span><text:span text:style-name="T19"> </text:span><text:span text:style-name="T7"><text:placeholder text:placeholder-type="text">&lt;o.partner_id.commercial_partner_id.phone&gt;</text:placeholder></text:span></text:p>
            <text:p text:style-name="P19"/>
            <text:p text:style-name="P18"><text:span text:style-name="T17">Mail</text:span><text:span text:style-name="T18">:</text:span><text:span text:style-name="T19"> </text:span><text:span text:style-name="T7"><text:placeholder text:placeholder-type="text">&lt;o.partner_id.commercial_partner_id.email&gt;</text:placeholder></text:span></text:p>
            <text:p text:style-name="P14"><text:span text:style-name="T8"><text:placeholder text:placeholder-type="text">&lt;if test="o.partner_id.parent_id"&gt;</text:placeholder></text:span><text:span text:style-name="T9">Enviar a</text:span><text:span text:style-name="T7">: </text:span><text:span text:style-name="T7"><text:placeholder text:placeholder-type="text">&lt;o.partner_id.name&gt;</text:placeholder></text:span><text:span text:style-name="T7"> - </text:span><text:span text:style-name="T10"><text:placeholder text:placeholder-type="text">&lt;partner_address(o.partner_id)&gt;</text:placeholder></text:span><text:span text:style-name="T7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0"><text:span text:style-name="Fuente_20_de_20_párrafo_20_predeter."><text:span text:style-name="T1">Comprobante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0"/>
          </table:table-cell>
          <table:table-cell table:style-name="Tabla12.B1" office:value-type="string">
            <text:p text:style-name="P30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0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5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line[0].document_number&gt;">21654321613</text:text-input></text:p>
                </table:table-cell>
                <table:table-cell table:style-name="Tabla6.A2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2" office:value-type="string">
                  <text:p text:style-name="P5"><text:text-input text:description="&lt;formatLang(line[1])&gt;">21654321613</text:text-input></text:p>
                </table:table-cell>
                <table:table-cell table:style-name="Tabla6.D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A cuenta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o.comment&gt;">Comment</text:text-input>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6"/>
          </table:table-cell>
          <table:covered-table-cell/>
          <table:table-cell table:style-name="Tabla14.C1" office:value-type="string">
            <text:p text:style-name="P31">Total</text:p>
          </table:table-cell>
          <table:table-cell table:style-name="Tabla14.C1" table:number-columns-spanned="3" office:value-type="string">
            <text:p text:style-name="P21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C1" table:number-rows-spanned="3" table:number-columns-spanned="2" office:value-type="string">
            <text:p text:style-name="P33">Cheque</text:p>
            <text:p text:style-name="P34">Depósito / Transferencia</text:p>
            <text:p text:style-name="P33">Efectivo</text:p>
          </table:table-cell>
          <table:covered-table-cell/>
          <table:table-cell table:style-name="Tabla14.C1" table:number-rows-spanned="3" office:value-type="string">
            <text:p text:style-name="P23"><text:text-input text:description="&lt;formatLang(o.check_amount)&gt;">9.999,50</text:text-input></text:p>
            <text:p text:style-name="P23"><text:text-input text:description="&lt;formatLang(o.bank_amount)&gt;">9.999,50</text:text-input></text:p>
            <text:p text:style-name="P23"/>
            <text:p text:style-name="P27"><text:text-input text:description="&lt;formatLang(o.cash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A1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3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4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H4" table:number-columns-spanned="2" office:value-type="string">
            <text:p text:style-name="P32">TOTAL</text:p>
          </table:table-cell>
          <table:covered-table-cell/>
          <table:table-cell table:style-name="Tabla14.H4" office:value-type="string">
            <text:p text:style-name="P21"><text:text-input text:description="&lt;formatLang(o.total_amount)&gt;">9.999,50</text:text-input></text:p>
          </table:table-cell>
          <table:table-cell table:style-name="Tabla14.A1" office:value-type="string">
            <text:p text:style-name="P22"/>
          </table:table-cell>
        </table:table-row>
        <table:table-row table:style-name="Tabla14.5">
          <table:table-cell table:style-name="Tabla14.A1" table:number-columns-spanned="2" office:value-type="string">
            <text:p text:style-name="P24"><text:span text:style-name="Fuente_20_de_20_párrafo_20_predeter."><text:span text:style-name="T16"/></text:span></text:p>
            <text:p text:style-name="P24"><text:span text:style-name="Fuente_20_de_20_párrafo_20_predeter."><text:span text:style-name="T16"/></text:span></text:p>
            <text:p text:style-name="P24"><text:span text:style-name="Fuente_20_de_20_párrafo_20_predeter."><text:span text:style-name="T16"/></text:span></text:p>
          </table:table-cell>
          <table:covered-table-cell/>
          <table:table-cell table:style-name="Tabla14.A1" office:value-type="string">
            <text:p text:style-name="P26"/>
          </table:table-cell>
          <table:table-cell table:style-name="Tabla14.C1" table:number-columns-spanned="7" office:value-type="string">
            <text:p text:style-name="P25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6">: </text:span></text:span><text:span text:style-name="Fuente_20_de_20_párrafo_20_predeter."><text:span text:style-name="T16"><text:text-input text:description="&lt;number_to_string(o.total_amount)&gt;">veinte pesos</text:text-input></text:span></text:span><text:span text:style-name="Fuente_20_de_20_párrafo_20_predeter."><text:span text:style-name="T16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4"/>
          </table:table-cell>
        </table:table-row>
        <text:soft-page-break/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8"><text:span text:style-name="T21">OBSERVACIONES</text:span>: <text:span text:style-name="T11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11"><text:s text:c="29"/></text:p>
            <text:p text:style-name="P10"><text:span text:style-name="Fuente_20_de_20_párrafo_20_predeter."><text:span text:style-name="T3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2"><text:span text:style-name="Fuente_20_de_20_párrafo_20_predeter."><text:span text:style-name="T22"><text:s text:c="14"/>____ <text:s text:c="8"/></text:span></text:span></text:p>
            <text:p text:style-name="P13"><text:span text:style-name="Fuente_20_de_20_párrafo_20_predeter."><text:span text:style-name="T6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4-11-12T13:36:35</dc:date>
    <dc:creator>javier </dc:creator>
    <meta:editing-duration>PT5H21M6S</meta:editing-duration>
    <meta:editing-cycles>120</meta:editing-cycles>
    <meta:generator>LibreOffice/3.5$Linux_X86_64 LibreOffice_project/350m1$Build-2</meta:generator>
    <meta:document-statistic meta:table-count="13" meta:image-count="0" meta:object-count="0" meta:page-count="2" meta:paragraph-count="98" meta:word-count="156" meta:character-count="1825" meta:non-whitespace-character-count="1654"/>
  </office:meta>
</office:document-meta>
</file>